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automatic-styles>
    <style:style style:name="P1" style:family="paragraph" style:parent-style-name="Header">
      <style:text-properties style:font-name="Carlito" officeooo:paragraph-rsid="000dfbd8"/>
    </style:style>
    <style:style style:name="P2" style:family="paragraph" style:parent-style-name="Contents_20_1">
      <style:paragraph-properties>
        <style:tab-stops>
          <style:tab-stop style:position="14.651cm" style:type="right" style:leader-style="dotted" style:leader-text="."/>
        </style:tab-stops>
      </style:paragraph-properties>
    </style:style>
    <style:style style:name="P3" style:family="paragraph" style:parent-style-name="Standard">
      <style:text-properties officeooo:paragraph-rsid="000dfbd8"/>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0dfbd8" officeooo:paragraph-rsid="000dfbd8" style:font-size-asian="12pt" style:font-size-complex="12pt"/>
    </style:style>
    <style:style style:name="P6" style:family="paragraph" style:parent-style-name="Standard">
      <style:text-properties fo:font-size="12pt" officeooo:rsid="000eb22f" officeooo:paragraph-rsid="000eb22f" style:font-size-asian="12pt" style:font-size-complex="12pt"/>
    </style:style>
    <style:style style:name="P7" style:family="paragraph" style:parent-style-name="Title" style:master-page-name="First_20_Page">
      <style:paragraph-properties style:page-number="auto"/>
    </style:style>
    <style:style style:name="P8" style:family="paragraph" style:parent-style-name="Standard">
      <style:text-properties fo:font-size="12pt" officeooo:rsid="000eb22f" officeooo:paragraph-rsid="000eb22f" style:font-size-asian="12pt" style:font-size-complex="12pt"/>
    </style:style>
    <style:style style:name="P9" style:family="paragraph" style:parent-style-name="Standard">
      <style:text-properties fo:font-size="12pt" officeooo:rsid="000dfbd8" officeooo:paragraph-rsid="000dfbd8" style:font-size-asian="12pt" style:font-size-complex="12pt"/>
    </style:style>
    <style:style style:name="T1" style:family="text">
      <style:text-properties officeooo:rsid="000dfbd8"/>
    </style:style>
    <style:style style:name="T2" style:family="text">
      <style:text-properties fo:language="el" fo:country="GR"/>
    </style:style>
    <style:style style:name="T3" style:family="text">
      <style:text-properties fo:language="el" fo:country="GR" officeooo:rsid="000dfbd8"/>
    </style:style>
    <style:style style:name="T4" style:family="text">
      <style:text-properties officeooo:rsid="000eb22f"/>
    </style:style>
    <style:style style:name="T5" style:family="text">
      <style:text-properties officeooo:rsid="000f8c6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text:p>
      <text:p text:style-name="Title"><text:span text:style-name="T2"/></text:p>
      <text:p text:style-name="Title"><text:span text:style-name="T2"/></text:p>
      <text:p text:style-name="Title"><text:span text:style-name="T2"/></text:p>
      <text:p text:style-name="Title"><text:span text:style-name="T2"/></text:p>
      <text:p text:style-name="Title"><text:span text:style-name="T2"/></text:p>
      <text:p text:style-name="Title"><text:span text:style-name="T2">In Harmon</text:span><text:span text:style-name="T3">y</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70178_1283842139" text:style-name="Index_20_Link" text:visited-style-name="Index_20_Link">Story (Brief)<text:tab/>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p>
      <text:h text:style-name="Heading_20_1" text:outline-level="1"><text:bookmark-start text:name="__RefHeading___Toc70178_1283842139"/>Story <text:span text:style-name="T1">(</text:span>Brief<text:span text:style-name="T1">)</text:span><text:bookmark-end text:name="__RefHeading___Toc70178_1283842139"/></text:h>
      <text:p text:style-name="P4"><text:bookmark text:name="_GoBack"/>Maya, an Electrical Engineer at the Saharian Solar Grid project is having serious pains on the back</text:p>
      <text:p text:style-name="P4">of <text:span text:style-name="T1">her</text:span> right shoulder. She goes to the doctor but <text:span text:style-name="T1">s</text:span>he can't find what's wrong with her.</text:p>
      <text:p text:style-name="P4"/>
      <text:p text:style-name="P4">The next night, she dreams of a human named Jenova who tells her than all humans on Earth are</text:p>
      <text:p text:style-name="P4">clones of the First Human<text:span text:style-name="T1">s</text:span>. <text:span text:style-name="T1">We were</text:span> put here to conquer the planet in harmony with other creatures <text:span text:style-name="T1">and become part of the Olon,which is the interplanetary alliance ruling the known Universe.</text:span></text:p>
      <text:p text:style-name="P4"/>
      <text:p text:style-name="P4">We have failed though, so they're coming to <text:span text:style-name="T1">fix things. As a warning, monsters have started appearing oni Earth causign havoc. Maya has to acquire abilities and </text:span><text:span text:style-name="T4">pick chosen ones to </text:span><text:span text:style-name="T1">turn the tides of things or the First Humans will have to make drastical changes to all life on Earth.</text:span></text:p>
      <text:p text:style-name="P5"/>
      <text:p text:style-name="P5">Maya decides to leave her job and go on a quest to find these abilities. The closest ancient structure she can think of are the Egyptian Pyramids. She decides to enter the biggest one and after making her way to the top she finds the ability to read ancient texts.</text:p>
      <text:p text:style-name="P5"/>
      <text:p text:style-name="P5">She then vists the Parthenon in Greece. She has to make her way through the city and on top of the Acropolis hill she finds the ability to <text:s/>convince humans to do her will with the proper arguments.</text:p>
      <text:p text:style-name="P5"/>
      <text:p text:style-name="P5">Italy and Florence is next where she will find the ability to turn all beings kind.</text:p>
      <text:p text:style-name="P5"/>
      <text:p text:style-name="P5">She then heads to Taj Mahal in India where she finds the ability to comm<text:span text:style-name="T4">u</text:span>nicate with the First Humans. <text:span text:style-name="T4">She can also read people’s thoughts and influnce their decisions on a subcosnscious level.</text:span></text:p>
      <text:p text:style-name="P5"/>
      <text:p text:style-name="P5"><text:s/>Her next stop is China and Yin in which she find the ability to <text:span text:style-name="T4">manipulate matter and r</text:span>evitalize things.</text:p>
      <text:p text:style-name="P5"/>
      <text:p text:style-name="P6">Throughout this whole journey Maya has picked a single chosen one in each city and passed on her abilities so they can change the situation and make people live In Harmony with nature and all other beings on Earth.</text:p>
      <text:p text:style-name="P6"/>
      <text:p text:style-name="P6">Unfortunately at this pace she won’t be able to change the whole world so she decides to have the chosen ones use all the wireless technology they can to influence people’s minds to be kinder until the First Humans arrive and take care of what is left to be done. </text:p>
      <text:p text:style-name="P6"/>
      <text:p text:style-name="P6">She personally decides to make her way to the ISS and from there send the necessary frequencies to Earth so as many people as can be done will be turned kind.</text:p>
      <text:p text:style-name="P6"/>
      <text:p text:style-name="P6">In order to do that she has to visit the Inkan ruins in South America and gain the power of Ascension to be able to fly to the ISS. In order to fly to space though she has to make a very <text:soft-page-break/>serious decision. She has to manipulate her DNA to be able to survive in space. The First Humans grant her her wish and tell her how to implement the necessary changes.</text:p>
      <text:p text:style-name="P6"/>
      <text:p text:style-name="P6">Maya, makes her way to the ISS and has three choices. Make everyone act kindly via frequencies <text:span text:style-name="T5">until the First Humans arrive</text:span>, put ever<text:span text:style-name="T5">y</text:span>one to a stasis until the First Humans arrive, and <text:span text:style-name="T5">the last choice is to </text:span>manipulate people’s DNA to make them permanently kinder via frequencies. This is where the game ends. </text:p>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0pt" fo:language="el" fo:country="GR" style:letter-kerning="false" style:font-name-asian="宋体" style:font-size-asian="10pt" style:language-asian="zh" style:country-asian="CN" style:font-name-complex="Noto 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l" fo:country="GR" style:letter-kerning="false" style:font-name-asian="宋体" style:font-size-asian="10pt" style:language-asian="zh" style:country-asian="CN" style:font-name-complex="DejaVu 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DejaVu Sans" style:font-family-complex="'DejaVu Sans'"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6cm" fo:margin-bottom="0.582cm" style: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325cm" style:type="center"/>
          <style:tab-stop style:position="14.651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_20__28_WW_29_" style:display-name="Default Paragraph Font (WW)"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style:font-name="Carlito" officeooo:paragraph-rsid="000dfbd8"/>
    </style:style>
    <style:style style:name="MT1" style:family="text">
      <style:text-properties officeooo:rsid="000dfbd8"/>
    </style:style>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text:page-number text:select-page="current">4</text:page-number><text:s/><text:span text:style-name="MT1">In Harmony</text:span></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8:45:00</meta:creation-date>
    <meta:initial-creator>qiushy</meta:initial-creator>
    <dc:date>2023-12-13T04:11:32.992880394</dc:date>
    <meta:editing-cycles>4</meta:editing-cycles>
    <meta:editing-duration>PT1H14M44S</meta:editing-duration>
    <meta:generator>LibreOffice/7.6.4.1$Linux_X86_64 LibreOffice_project/60$Build-1</meta:generator>
    <meta:print-date>2023-12-13T04:12:24.646048470</meta:print-date>
    <meta:printed-by>PDF files</meta:printed-by>
    <meta:document-statistic meta:table-count="0" meta:image-count="0" meta:object-count="0" meta:page-count="4" meta:paragraph-count="20" meta:word-count="552" meta:character-count="2962" meta:non-whitespace-character-count="2426"/>
    <meta:user-defined meta:name="KSOProductBuildVer">1033-11.1.0.11698</meta:user-defined>
    <meta:template xlink:type="simple" xlink:actuate="onRequest" xlink:title="Normal.dotm" xlink:href=""/>
  </office:meta>
</office:document-meta>
</file>